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pplied</text:p>
          </table:table-cell>
          <table:table-cell office:value-type="string" calcext:value-type="string">
            <text:p>BuyPrice</text:p>
          </table:table-cell>
          <table:table-cell office:value-type="string" calcext:value-type="string">
            <text:p>SellPrice</text:p>
          </table:table-cell>
          <table:table-cell office:value-type="string" calcext:value-type="string">
            <text:p>Avg Price</text:p>
          </table:table-cell>
          <table:table-cell office:value-type="string" calcext:value-type="string">
            <text:p>Last 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nitia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sel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bu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(([.H3]*[.I3])+([.E4]*[.F4]))/([.I3]+[.E4])" office:value-type="float" office:value="1241.66666666667" calcext:value-type="float">
            <text:p>1241.666666666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buy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(([.H4]*[.I4])+([.E5]*[.F5]))/([.I4]+[.E5])" office:value-type="float" office:value="1242.85714285714" calcext:value-type="float">
            <text:p>1242.857142857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buy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(([.H5]*[.I5])+([.E6]*[.F6]))/([.I5]+[.E6])" office:value-type="float" office:value="1241.66666666667" calcext:value-type="float">
            <text:p>1241.666666666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sell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H6]" office:value-type="float" office:value="1241.66666666667" calcext:value-type="float">
            <text:p>1241.66666666667</text:p>
          </table:table-cell>
          <table:table-cell office:value-type="float" office:value="14000" calcext:value-type="float">
            <text:p>14000</text:p>
          </table:table-cell>
          <table:table-cell table:formula="of:=[.H6]" office:value-type="float" office:value="1241.66666666667" calcext:value-type="float">
            <text:p>1241.66666666667</text:p>
          </table:table-cell>
          <table:table-cell table:formula="of:=[.I6]-[.E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buy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(([.H7]*[.I7])+([.E8]*[.F8]))/([.I7]+[.E8])" office:value-type="float" office:value="1237.5" calcext:value-type="float">
            <text:p>1237.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1T09:48:00.744000000</meta:creation-date>
    <dc:date>2023-06-01T22:11:12.816000000</dc:date>
    <meta:editing-duration>PT12H23M12S</meta:editing-duration>
    <meta:editing-cycles>1</meta:editing-cycles>
    <meta:document-statistic meta:table-count="1" meta:cell-count="68" meta:object-count="0"/>
    <meta:generator>LibreOffice/7.5.2.2$Windows_X86_64 LibreOffice_project/53bb9681a964705cf672590721dbc85eb4d0c3a2</meta:generator>
  </office:meta>
</office:document-meta>
</file>